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2" svg:font-family="'DejaVu Sans Condensed'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3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55b69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c0208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5b691" officeooo:paragraph-rsid="0055b691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739be" officeooo:paragraph-rsid="005739be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text-properties style:font-name="DejaVu Sans Condensed" fo:font-size="12pt" officeooo:rsid="0055b691" officeooo:paragraph-rsid="0055b691" style:font-size-asian="12pt" style:font-size-complex="12pt"/>
    </style:style>
    <style:style style:name="P8" style:family="paragraph" style:parent-style-name="Standard">
      <style:text-properties style:font-name="DejaVu Sans Condensed" fo:font-size="12pt" officeooo:rsid="006a3d88" officeooo:paragraph-rsid="006a3d88" style:font-size-asian="12pt" style:font-size-complex="12pt"/>
    </style:style>
    <style:style style:name="P9" style:family="paragraph" style:parent-style-name="Standard" style:list-style-name="L2">
      <style:text-properties style:font-name="DejaVu Sans Condensed" fo:font-size="12pt" fo:font-weight="bold" officeooo:rsid="0055b691" officeooo:paragraph-rsid="0061df4d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55b691"/>
    </style:style>
    <style:style style:name="P11" style:family="paragraph" style:parent-style-name="Standard" style:list-style-name="L2">
      <style:text-properties officeooo:paragraph-rsid="003148d5"/>
    </style:style>
    <style:style style:name="P12" style:family="paragraph" style:parent-style-name="Standard" style:list-style-name="L2">
      <style:text-properties officeooo:paragraph-rsid="005f60f8"/>
    </style:style>
    <style:style style:name="P13" style:family="paragraph" style:parent-style-name="Standard" style:list-style-name="L2">
      <style:text-properties officeooo:paragraph-rsid="0050ff12"/>
    </style:style>
    <style:style style:name="P14" style:family="paragraph" style:parent-style-name="Standard" style:list-style-name="L2">
      <style:text-properties officeooo:rsid="0055b691" officeooo:paragraph-rsid="005b4594"/>
    </style:style>
    <style:style style:name="P15" style:family="paragraph" style:parent-style-name="Standard" style:list-style-name="L2">
      <style:text-properties officeooo:rsid="0055b691" officeooo:paragraph-rsid="0055b691"/>
    </style:style>
    <style:style style:name="T1" style:family="text">
      <style:text-properties style:font-name="DejaVu Sans Condensed" fo:font-size="12pt" fo:font-weight="normal" officeooo:rsid="0055b691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58ab81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4707e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77a52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2f2abb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3148d5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20371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666840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style:font-size-asian="12pt" style:font-size-complex="12pt"/>
    </style:style>
    <style:style style:name="T12" style:family="text">
      <style:text-properties style:font-name="DejaVu Sans Condensed" fo:font-size="12pt" officeooo:rsid="003148d5" style:font-size-asian="12pt" style:font-size-complex="12pt"/>
    </style:style>
    <style:style style:name="T13" style:family="text">
      <style:text-properties style:font-name="DejaVu Sans Condensed" fo:font-size="12pt" officeooo:rsid="005b4594" style:font-size-asian="12pt" style:font-size-complex="12pt"/>
    </style:style>
    <style:style style:name="T14" style:family="text">
      <style:text-properties officeooo:rsid="0044707e"/>
    </style:style>
    <style:style style:name="T15" style:family="text">
      <style:text-properties style:font-name="DejaVu Sans Condensed1" fo:font-size="12pt" officeooo:rsid="003148d5" style:font-size-asian="12pt" style:font-name-complex="DejaVu Sans Condensed3" style:font-size-complex="12pt"/>
    </style:style>
    <style:style style:name="T16" style:family="text">
      <style:text-properties style:font-name="DejaVu Sans Condensed1" fo:font-size="12pt" officeooo:rsid="005f60f8" style:font-size-asian="12pt" style:font-name-complex="DejaVu Sans Condensed3" style:font-size-complex="12pt"/>
    </style:style>
    <style:style style:name="T17" style:family="text">
      <style:text-properties style:font-name="DejaVu Sans Condensed1" fo:font-size="12pt" officeooo:rsid="0050ff12" style:font-size-asian="12pt" style:font-name-complex="DejaVu Sans Condensed3" style:font-size-complex="12pt"/>
    </style:style>
    <style:style style:name="T18" style:family="text">
      <style:text-properties officeooo:rsid="005ede0e"/>
    </style:style>
    <style:style style:name="T19" style:family="text">
      <style:text-properties officeooo:rsid="0061df4d"/>
    </style:style>
    <style:style style:name="T20" style:family="text">
      <style:text-properties style:font-name="DejaVu Sans Condensed2" officeooo:rsid="0061df4d"/>
    </style:style>
    <style:style style:name="T21" style:family="text">
      <style:text-properties officeooo:rsid="006a3d88"/>
    </style:style>
    <style:style style:name="T22" style:family="text">
      <style:text-properties officeooo:rsid="006b03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0">2</text:span><text:span text:style-name="T9">0</text:span><text:span text:style-name="T10">2</text:span><text:span text:style-name="T5"> - </text:span><text:span text:style-name="T10">Ground</text:span><text:span text:style-name="T6"> - </text:span><text:span text:style-name="T7">Pre</text:span><text:span text:style-name="T4">f</text:span><text:span text:style-name="T3">light, </text:span><text:span text:style-name="T8">Performance Limits</text:span></text:p>
      <text:p text:style-name="P1"/>
      <text:p text:style-name="P1"><text:span text:style-name="T14">Preflight</text:span> (<text:span text:style-name="T14">after cold start or from </text:span>hot start)</text:p>
      <text:list xml:id="list2570941147" text:style-name="L1">
        <text:list-item>
          <text:p text:style-name="P5">Gunsight power ... ON<text:span text:style-name="T18"> (right canopy rim)</text:span></text:p>
        </text:list-item>
        <text:list-item>
          <text:p text:style-name="P10"><text:span text:style-name="T1">Radiator flaps ... </text:span><text:span text:style-name="T2">Open (switches down) (front canopy rim, right side)</text:span></text:p>
        </text:list-item>
        <text:list-item>
          <text:p text:style-name="P6">Pitot heat ... As needed<text:span text:style-name="T18"> (right canopy rim)</text:span></text:p>
        </text:list-item>
        <text:list-item>
          <text:p text:style-name="P5">Lights<text:span text:style-name="T18"> ... As desired (TODO)</text:span></text:p>
        </text:list-item>
        <text:list-item>
          <text:p text:style-name="P5">Radios<text:span text:style-name="T18"> ... As needed (TODO)</text:span></text:p>
        </text:list-item>
      </text:list>
      <text:p text:style-name="P3"/>
      <text:p text:style-name="P2">Performance limits</text:p>
      <text:list xml:id="list4193087418" text:style-name="L2">
        <text:list-item>
          <text:p text:style-name="P11"><text:span text:style-name="T15">Fuel: </text:span><text:span text:style-name="T16">3269</text:span><text:span text:style-name="T15"> lbs internal</text:span></text:p>
          <text:list>
            <text:list-item>
              <text:p text:style-name="P12"><text:span text:style-name="T15">w</text:span><text:span text:style-name="T17">ith </text:span><text:span text:style-name="T16">2</text:span><text:span text:style-name="T17">x </text:span><text:span text:style-name="T16">50 gal </text:span><text:span text:style-name="T17">drop tanks (</text:span><text:span text:style-name="T16">361</text:span><text:span text:style-name="T17"> lbs ea.) = </text:span><text:span text:style-name="T16">3991</text:span><text:span text:style-name="T17"> lbs</text:span></text:p>
            </text:list-item>
            <text:list-item>
              <text:p text:style-name="P13"><text:span text:style-name="T15">w</text:span><text:span text:style-name="T17">ith </text:span><text:span text:style-name="T16">2</text:span><text:span text:style-name="T17">x </text:span><text:span text:style-name="T16">100 gal </text:span><text:span text:style-name="T17">drop tanks (</text:span><text:span text:style-name="T16">722</text:span><text:span text:style-name="T17"> lbs ea.) = </text:span><text:span text:style-name="T16">4713</text:span><text:span text:style-name="T17"> lbs</text:span></text:p>
            </text:list-item>
          </text:list>
        </text:list-item>
        <text:list-item>
          <text:p text:style-name="P7">Speeds:</text:p>
          <text:list>
            <text:list-item>
              <text:p text:style-name="P14"><text:span text:style-name="T12">B</text:span><text:span text:style-name="T11">omb bay doors: 351 mph</text:span><text:span text:style-name="T13">/</text:span><text:span text:style-name="T11">305 kts</text:span></text:p>
            </text:list-item>
            <text:list-item>
              <text:p text:style-name="P14"><text:span text:style-name="T11">Landing gear: 178 mph</text:span><text:span text:style-name="T13">/</text:span><text:span text:style-name="T11">155 kts</text:span></text:p>
            </text:list-item>
            <text:list-item>
              <text:p text:style-name="P15"><text:span text:style-name="T11">Flaps up to 25 deg: </text:span><text:span text:style-name="T13">201 mph/</text:span><text:span text:style-name="T11">175 kts</text:span></text:p>
            </text:list-item>
            <text:list-item>
              <text:p text:style-name="P15"><text:span text:style-name="T11">Flaps full down: </text:span><text:span text:style-name="T13">150 mph/</text:span><text:span text:style-name="T11">130 kts</text:span></text:p>
            </text:list-item>
            <text:list-item>
              <text:p text:style-name="P15"><text:span text:style-name="T11">Wing tanks jettison: </text:span><text:span text:style-name="T13">201-299 mph/</text:span><text:span text:style-name="T11">175-260 kts</text:span><text:span text:style-name="T13">, straight and level</text:span></text:p>
            </text:list-item>
          </text:list>
        </text:list-item>
        <text:list-item>
          <text:p text:style-name="P7">Engines:</text:p>
          <text:list>
            <text:list-item>
              <text:p text:style-name="P7">Max weak mixture boost: +7</text:p>
            </text:list-item>
            <text:list-item>
              <text:p text:style-name="P9">Mode<text:tab/><text:tab/><text:tab/><text:tab/>Time<text:tab/><text:tab/>RPM<text:tab/><text:tab/>Boost<text:tab/><text:tab/>Coolant<text:span text:style-name="T19"> </text:span><text:span text:style-name="T20">°</text:span><text:span text:style-name="T19">C</text:span><text:tab/>Oil<text:span text:style-name="T19"> </text:span><text:span text:style-name="T20">°</text:span><text:span text:style-name="T19">C</text:span></text:p>
              <text:p text:style-name="P7">Operational necessity<text:tab/><text:tab/>5 min<text:tab/><text:tab/>3000<text:tab/><text:tab/>+25<text:tab/><text:tab/>125<text:tab/><text:tab/>105</text:p>
              <text:p text:style-name="P7">Max Take-off<text:tab/><text:tab/><text:tab/>??<text:tab/><text:tab/>3000<text:tab/><text:tab/>+18<text:tab/><text:tab/>??<text:tab/><text:tab/>??</text:p>
              <text:p text:style-name="P7">Intermediate<text:tab/><text:tab/><text:tab/>1 hr<text:tab/><text:tab/>2850<text:tab/><text:tab/>+9<text:tab/><text:tab/>125<text:tab/><text:tab/>90</text:p>
              <text:p text:style-name="P7">Max Continuous<text:tab/><text:tab/><text:tab/>No limit<text:tab/>2650<text:tab/><text:tab/>+7<text:tab/><text:tab/>105<text:span text:style-name="T21">*</text:span><text:tab/><text:tab/>90</text:p>
            </text:list-item>
          </text:list>
        </text:list-item>
      </text:list>
      <text:p text:style-name="P8"><text:tab/><text:tab/><text:span text:style-name="T22"><text:tab/><text:tab/><text:tab/><text:tab/><text:tab/><text:tab/><text:tab/><text:tab/><text:tab/></text:span>* up to 115 for a short perio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2" svg:font-family="'DejaVu Sans Condensed'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3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1H33M43S</meta:editing-duration>
    <meta:editing-cycles>76</meta:editing-cycles>
    <meta:generator>LibreOffice/7.0.3.1$Windows_X86_64 LibreOffice_project/d7547858d014d4cf69878db179d326fc3483e082</meta:generator>
    <dc:date>2022-05-10T21:32:21.701000000</dc:date>
    <meta:document-statistic meta:table-count="0" meta:image-count="0" meta:object-count="0" meta:page-count="1" meta:paragraph-count="25" meta:word-count="189" meta:character-count="949" meta:non-whitespace-character-count="767"/>
  </office:meta>
</office:document-meta>
</file>